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SY10" svg:font-family="CMSY10"/>
    <style:font-face style:name="Inconsolatazi4ular" svg:font-family="Inconsolatazi4ular"/>
    <style:font-face style:name="LinLibertineT" svg:font-family="LinLibertineT"/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000000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none" fo:min-height="4.6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0.187cm">
        <style:tab-stops/>
      </style:paragraph-properties>
      <style:text-properties style:font-name="Latin Modern Mono"/>
    </style:style>
    <style:style style:name="P3" style:family="paragraph">
      <loext:graphic-properties draw:fill="none"/>
      <style:paragraph-properties fo:line-height="0.187cm">
        <style:tab-stops/>
      </style:paragraph-properties>
      <style:text-properties style:font-name="Latin Modern Mono"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243cm" svg:height="0.673cm" svg:x="4.2cm" svg:y="3.964cm" svg:viewBox="0 0 244 674" draw:points="0,0 244,0 244,674 0,674">
          <text:p/>
        </draw:polyline>
        <draw:polyline draw:style-name="gr1" draw:text-style-name="P1" draw:layer="layout" svg:width="0.243cm" svg:height="0.182cm" svg:x="4.2cm" svg:y="4.664cm" svg:viewBox="0 0 244 183" draw:points="0,0 244,0 244,183 0,183">
          <text:p/>
        </draw:polyline>
        <draw:polyline draw:style-name="gr1" draw:text-style-name="P1" draw:layer="layout" svg:width="0.243cm" svg:height="0.918cm" svg:x="4.2cm" svg:y="4.864cm" svg:viewBox="0 0 244 919" draw:points="0,0 244,0 244,919 0,919">
          <text:p/>
        </draw:polyline>
        <draw:polyline draw:style-name="gr1" draw:text-style-name="P1" draw:layer="layout" svg:width="0.243cm" svg:height="0.137cm" svg:x="4.2cm" svg:y="5.81cm" svg:viewBox="0 0 244 138" draw:points="0,0 244,0 244,138 0,138">
          <text:p/>
        </draw:polyline>
        <draw:polyline draw:style-name="gr1" draw:text-style-name="P1" draw:layer="layout" svg:width="0.243cm" svg:height="0.527cm" svg:x="4.2cm" svg:y="5.964cm" svg:viewBox="0 0 244 528" draw:points="0,0 244,0 244,528 0,528">
          <text:p/>
        </draw:polyline>
        <draw:polyline draw:style-name="gr1" draw:text-style-name="P1" draw:layer="layout" svg:width="0.243cm" svg:height="0.54cm" svg:x="4.201cm" svg:y="6.528cm" svg:viewBox="0 0 244 541" draw:points="0,0 244,0 244,541 0,541">
          <text:p/>
        </draw:polyline>
        <draw:polyline draw:style-name="gr1" draw:text-style-name="P1" draw:layer="layout" svg:width="0.243cm" svg:height="0.669cm" svg:x="4.201cm" svg:y="7.313cm" svg:viewBox="0 0 244 670" draw:points="0,0 244,0 244,670 0,670">
          <text:p/>
        </draw:polyline>
        <draw:polyline draw:style-name="gr1" draw:text-style-name="P1" draw:layer="layout" svg:width="0.243cm" svg:height="0.433cm" svg:x="4.201cm" svg:y="8.009cm" svg:viewBox="0 0 244 434" draw:points="0,0 244,0 244,434 0,434">
          <text:p/>
        </draw:polyline>
        <draw:line draw:style-name="gr2" draw:text-style-name="P1" draw:layer="layout" svg:x1="4.469cm" svg:y1="4.305cm" svg:x2="4.986cm" svg:y2="4.059cm">
          <text:p/>
        </draw:line>
        <draw:line draw:style-name="gr2" draw:text-style-name="P1" draw:layer="layout" svg:x1="4.469cm" svg:y1="4.756cm" svg:x2="4.935cm" svg:y2="5.279cm">
          <text:p/>
        </draw:line>
        <draw:line draw:style-name="gr2" draw:text-style-name="P1" draw:layer="layout" svg:x1="4.453cm" svg:y1="5.366cm" svg:x2="4.894cm" svg:y2="6.15cm">
          <text:p/>
        </draw:line>
        <draw:line draw:style-name="gr2" draw:text-style-name="P1" draw:layer="layout" svg:x1="4.469cm" svg:y1="5.868cm" svg:x2="4.986cm" svg:y2="5.724cm">
          <text:p/>
        </draw:line>
        <draw:line draw:style-name="gr2" draw:text-style-name="P1" draw:layer="layout" svg:x1="4.47cm" svg:y1="4.305cm" svg:x2="4.987cm" svg:y2="4.059cm">
          <text:p/>
        </draw:line>
        <draw:line draw:style-name="gr2" draw:text-style-name="P1" draw:layer="layout" svg:x1="4.434cm" svg:y1="6.248cm" svg:x2="4.914cm" svg:y2="6.99cm">
          <text:p/>
        </draw:line>
        <draw:line draw:style-name="gr2" draw:text-style-name="P1" draw:layer="layout" svg:x1="4.434cm" svg:y1="6.848cm" svg:x2="4.961cm" svg:y2="6.14cm">
          <text:p/>
        </draw:line>
        <draw:line draw:style-name="gr2" draw:text-style-name="P1" draw:layer="layout" svg:x1="4.434cm" svg:y1="7.548cm" svg:x2="4.935cm" svg:y2="8.251cm">
          <text:p/>
        </draw:line>
        <draw:line draw:style-name="gr2" draw:text-style-name="P1" draw:layer="layout" svg:x1="4.463cm" svg:y1="8.169cm" svg:x2="4.879cm" svg:y2="5.73cm">
          <text:p/>
        </draw:line>
        <draw:polyline draw:style-name="gr1" draw:text-style-name="P1" draw:layer="layout" svg:width="0.243cm" svg:height="0.183cm" svg:x="4.201cm" svg:y="7.098cm" svg:viewBox="0 0 244 184" draw:points="0,0 244,0 244,184 0,184">
          <text:p/>
        </draw:polyline>
        <draw:line draw:style-name="gr2" draw:text-style-name="P1" draw:layer="layout" svg:x1="4.433cm" svg:y1="7.206cm" svg:x2="4.879cm" svg:y2="7.831cm">
          <text:p/>
        </draw:line>
        <draw:frame draw:style-name="gr3" draw:text-style-name="P3" draw:layer="layout" svg:width="4.545cm" svg:height="4.856cm" svg:x="0.634cm" svg:y="3.863cm">
          <draw:text-box>
            <text:p text:style-name="P2"><text:span text:style-name="T1">push %r12</text:span></text:p>
            <text:p text:style-name="P2"><text:span text:style-name="T1">push %rbp</text:span></text:p>
            <text:p text:style-name="P2"><text:span text:style-name="T1">push %rbx</text:span></text:p>
            <text:p text:style-name="P2"><text:span text:style-name="T1">mov <text:s/>%rdi,%rbp</text:span></text:p>
            <text:p text:style-name="P2"><text:span text:style-name="T1">call g</text:span></text:p>
            <text:p text:style-name="P2"><text:span text:style-name="T1">test %eax,%eax</text:span></text:p>
            <text:p text:style-name="P2"><text:span text:style-name="T1">jle <text:s/>39</text:span></text:p>
            <text:p text:style-name="P2"><text:span text:style-name="T1">mov <text:s/>%rbp,%rbx</text:span></text:p>
            <text:p text:style-name="P2"><text:span text:style-name="T1">lea <text:s/>-0x1(%rax),%eax</text:span></text:p>
            <text:p text:style-name="P2"><text:span text:style-name="T1">lea <text:s/>0x4(%rbp,%rax,4),%r12</text:span></text:p>
            <text:p text:style-name="P2"><text:span text:style-name="T1">mov <text:s/>$0x0,%ebp</text:span></text:p>
            <text:p text:style-name="P2"><text:span text:style-name="T1">mov <text:s/>(%rbx),%edi</text:span></text:p>
            <text:p text:style-name="P2"><text:span text:style-name="T1">call h</text:span></text:p>
            <text:p text:style-name="P2"><text:span text:style-name="T1">add <text:s/>%eax,%ebp</text:span></text:p>
            <text:p text:style-name="P2"><text:span text:style-name="T1">add <text:s/>$0x4,%rbx</text:span></text:p>
            <text:p text:style-name="P2"><text:span text:style-name="T1">cmp <text:s/>%r12,%rbx</text:span></text:p>
            <text:p text:style-name="P2"><text:span text:style-name="T1">jne <text:s/>20</text:span></text:p>
            <text:p text:style-name="P2"><text:span text:style-name="T1">mov <text:s/>%ebp,%eax</text:span></text:p>
            <text:p text:style-name="P2"><text:span text:style-name="T1">pop <text:s/>%rbx</text:span></text:p>
            <text:p text:style-name="P2"><text:span text:style-name="T1">pop <text:s/>%rbp</text:span></text:p>
            <text:p text:style-name="P2"><text:span text:style-name="T1">pop <text:s/>%r12</text:span></text:p>
            <text:p text:style-name="P2"><text:span text:style-name="T1">retq </text:span></text:p>
            <text:p text:style-name="P2"><text:span text:style-name="T1">mov <text:s/>$0x0,%ebp</text:span></text:p>
            <text:p text:style-name="P2"><text:span text:style-name="T1">jmp <text:s/>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SY10" svg:font-family="CMSY10"/>
    <style:font-face style:name="Inconsolatazi4ular" svg:font-family="Inconsolatazi4ular"/>
    <style:font-face style:name="LinLibertineT" svg:font-family="LinLibertineT"/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ephen Kell</meta:initial-creator>
    <meta:creation-date>2023-04-14T22:10:25.614586319</meta:creation-date>
    <dc:date>2023-04-14T22:56:53.581861226</dc:date>
    <dc:creator>Stephen Kell</dc:creator>
    <meta:editing-duration>PT5M13S</meta:editing-duration>
    <meta:editing-cycles>2</meta:editing-cycles>
    <meta:generator>LibreOffice/7.0.4.2$Linux_X86_64 LibreOffice_project/00$Build-2</meta:generator>
    <meta:document-statistic meta:object-count="20"/>
  </office:meta>
</office:document-meta>
</file>